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n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4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5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6" style:parent-style-name="Normaln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7" style:parent-style-name="Akapitzlistą" style:list-style-name="LFO1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8" style:parent-style-name="Akapitzlistą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9" style:parent-style-name="Akapitzlistą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0" style:parent-style-name="Akapitzlistą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11" style:parent-style-name="Normalny" style:family="paragraph">
      <style:paragraph-properties fo:text-align="justify"/>
    </style:style>
    <style:style style:name="T12" style:parent-style-name="Domyślnaczcionkaakapitu" style:family="text">
      <style:text-properties fo:font-size="13pt" style:font-size-asian="13pt" style:font-size-complex="13pt"/>
    </style:style>
    <style:style style:name="T13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4" style:parent-style-name="Normalny" style:family="paragraph">
      <style:paragraph-properties fo:text-align="justify" fo:margin-left="0.9791in">
        <style:tab-stops/>
      </style:paragraph-properties>
      <style:text-properties fo:font-size="13pt" style:font-size-asian="13pt" style:font-size-complex="13pt"/>
    </style:style>
    <style:style style:name="P15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16" style:parent-style-name="Normalny" style:family="paragraph">
      <style:paragraph-properties fo:text-align="justify"/>
    </style:style>
    <style:style style:name="T17" style:parent-style-name="Domyślnaczcionkaakapitu" style:family="text">
      <style:text-properties fo:font-size="13pt" style:font-size-asian="13pt" style:font-size-complex="13pt"/>
    </style:style>
    <style:style style:name="T1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9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20" style:parent-style-name="Normalny" style:family="paragraph">
      <style:paragraph-properties fo:text-align="justify" fo:margin-left="0.4916in" fo:text-indent="0.4916in">
        <style:tab-stops/>
      </style:paragraph-properties>
      <style:text-properties fo:font-size="13pt" style:font-size-asian="13pt" style:font-size-complex="13pt"/>
    </style:style>
    <style:style style:name="P21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22" style:parent-style-name="Normalny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3" style:parent-style-name="Normalny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4" style:parent-style-name="Normalny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5" style:parent-style-name="Normalny" style:family="paragraph">
      <style:paragraph-properties fo:text-align="justify" fo:text-indent="0.4916in"/>
      <style:text-properties fo:font-weight="bold" style:font-weight-asian="bold" style:font-weight-complex="bold" fo:font-size="13pt" style:font-size-asian="13pt" style:font-size-complex="13pt"/>
    </style:style>
    <style:style style:name="P26" style:parent-style-name="Normalny" style:family="paragraph">
      <style:paragraph-properties fo:text-align="justify"/>
    </style:style>
    <style:style style:name="T27" style:parent-style-name="Domyślnaczcionkaakapitu" style:family="text">
      <style:text-properties fo:font-size="13pt" style:font-size-asian="13pt" style:font-size-complex="13pt"/>
    </style:style>
    <style:style style:name="T28" style:parent-style-name="Domyślnaczcionkaakapitu" style:family="text">
      <style:text-properties fo:font-size="13pt" style:font-size-asian="13pt" style:font-size-complex="13pt"/>
    </style:style>
    <style:style style:name="T29" style:parent-style-name="Domyślnaczcionkaakapitu" style:family="text">
      <style:text-properties fo:font-size="13pt" style:font-size-asian="13pt" style:font-size-complex="13pt"/>
    </style:style>
    <style:style style:name="P30" style:parent-style-name="Normalny" style:family="paragraph">
      <style:paragraph-properties fo:text-align="justify" fo:margin-left="0.4916in" fo:text-indent="0.4916in">
        <style:tab-stops/>
      </style:paragraph-properties>
      <style:text-properties fo:font-size="13pt" style:font-size-asian="13pt" style:font-size-complex="13pt"/>
    </style:style>
    <style:style style:name="P31" style:parent-style-name="Normalny" style:family="paragraph">
      <style:paragraph-properties fo:text-align="justify" fo:text-indent="0.4916in"/>
    </style:style>
    <style:style style:name="T32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T33" style:parent-style-name="Domyślnaczcionkaakapitu" style:family="text">
      <style:text-properties style:font-name="Times New Roman" style:font-name-asian="Times New Roman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T34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35" style:parent-style-name="Normalny" style:family="paragraph">
      <style:paragraph-properties fo:text-align="justify" fo:margin-left="0.9833in">
        <style:tab-stops/>
      </style:paragraph-properties>
      <style:text-properties fo:font-size="13pt" style:font-size-asian="13pt" style:font-size-complex="13pt"/>
    </style:style>
    <style:style style:name="P36" style:parent-style-name="Normalny" style:family="paragraph">
      <style:paragraph-properties fo:text-align="justify"/>
    </style:style>
    <style:style style:name="T37" style:parent-style-name="Domyślnaczcionkaakapitu" style:family="text">
      <style:text-properties fo:font-size="13pt" style:font-size-asian="13pt" style:font-size-complex="13pt"/>
    </style:style>
    <style:style style:name="T38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39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40" style:parent-style-name="Normalny" style:family="paragraph">
      <style:paragraph-properties fo:text-align="justify"/>
      <style:text-properties fo:font-size="13pt" style:font-size-asian="13pt" style:font-size-complex="13pt"/>
    </style:style>
    <style:style style:name="P41" style:parent-style-name="Normalny" style:family="paragraph">
      <style:paragraph-properties fo:text-align="justify"/>
    </style:style>
  </office:automatic-styles>
  <office:body>
    <office:text text:use-soft-page-breaks="true">
      <text:p text:style-name="P1">Specyfikacja oprogramowania<text:line-break/></text:p>
      <text:p text:style-name="P2">Opis ogólny:</text:p>
      <text:p text:style-name="P3">System zarządzania magazynem jest narzędziem mającym wspomóc zarządzanie operacjami w hali magazynowej. Ma na celu optymalizację procesów związanych z przyjęciem towaru, jego przechowywaniem, kompletowaniem zamówień, pakowaniem oraz wysyłką. Oprogramowanie pomaga operować infrastrukturą magazynu oraz kontrolować stan zasobów.</text:p>
      <text:p text:style-name="P4">Autoryzacja pracowników odbywa się poprzez rejestrację i logowanie. Każdy pracownik ma przydzieloną przy rejestracji rolę (kierownik, administrator, magazynier, klient). Na jej podstawie określane są uprawnienia danego użytkownika.</text:p>
      <text:p text:style-name="P5">W systemie przechowywane są dane na temat towarów: nazwa, ilość, numer seryjny, lokalizacja w magazynie, data ważności (jeśli wymagana), dostawca.<text:s/></text:p>
      <text:p text:style-name="P6">Funkcjonalność:</text:p>
      <text:list text:style-name="LFO1" text:continue-numbering="true">
        <text:list-item>
          <text:p text:style-name="P7">Przyjęcie towaru</text:p>
        </text:list-item>
      </text:list>
      <text:p text:style-name="P8">- Rejestracja przyjętego towaru</text:p>
      <text:p text:style-name="P9">- Automatyczne tworzenie dokumentu</text:p>
      <text:p text:style-name="P10">- Przydział odpowiednich stref do towarów</text:p>
      <text:p text:style-name="P11"><text:span text:style-name="T12"><text:tab/></text:span><text:span text:style-name="T13">b) <text:s/>Lokalizacja towaru</text:span></text:p>
      <text:p text:style-name="P14">- Zarządzanie przestrzenią magazynową (Przydział miejsc w magazynie)</text:p>
      <text:p text:style-name="P15"><text:tab/><text:tab/>- Definicja stref</text:p>
      <text:p text:style-name="P16"><text:span text:style-name="T17"><text:tab/></text:span><text:span text:style-name="T18">c) <text:s/>Zarządzanie stanami magazynowymi</text:span></text:p>
      <text:p text:style-name="P19"><text:tab/><text:tab/>- Aktualizacja stanów magazynowych.</text:p>
      <text:p text:style-name="P20">- Automatyczne alerty w przypadku niskiego stanu magazynowego</text:p>
      <text:p text:style-name="P21"><text:tab/><text:tab/>- Blokada lub rezerwacja towarów.</text:p>
      <text:p text:style-name="P22"/>
      <text:p text:style-name="P23"/>
      <text:p text:style-name="P24"/>
      <text:p text:style-name="P25">d) <text:s/>Kompletacja zamówień</text:p>
      <text:p text:style-name="P26"><text:span text:style-name="T27"><text:tab/></text:span><text:span text:style-name="T28"><text:tab/>- Automatyczna kompletacja zamówień na podstawie zleceń<text:s/></text:span><text:tab/><text:tab/><text:tab/><text:span text:style-name="T29">klientów</text:span></text:p>
      <text:p text:style-name="P30">- Weryfikacja zgodności skompletowanych towarów z zamówieniem</text:p>
      <text:p text:style-name="P31"><text:span text:style-name="T32">e)</text:span><text:span text:style-name="T33"><text:s/></text:span><text:span text:style-name="T34">Pakowanie i wysyłka</text:span></text:p>
      <text:p text:style-name="P35">- Generowanie dokumentów WZ (wydanie zewnętrzne) i listów przewozowych</text:p>
      <text:p text:style-name="P36"><text:span text:style-name="T37"><text:tab/></text:span><text:span text:style-name="T38"><text:s/>f) Generowanie dokumentów</text:span></text:p>
      <text:p text:style-name="P39"><text:tab/><text:tab/>- Zamówienia u dostawcy</text:p>
      <text:p text:style-name="P40"><text:tab/><text:tab/>- Faktury</text:p>
      <text:p text:style-name="P41"><text:tab/><text:tab/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Yu Gothic Light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Yu Gothic Light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Yu Gothic Light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Yu Gothic Light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Yu Gothic Light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Yu Gothic Light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Yu Gothic Light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Yu Gothic Light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Yu Gothic Light" fo:color="#272727" fo:hyphenate="false"/>
    </style:style>
    <style:style style:name="Normalny" style:display-name="Normalny" style:family="paragraph">
      <style:paragraph-properties fo:line-height="115%"/>
      <style:text-properties style:font-name-complex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Heading1Char" style:display-name="Heading 1 Char" style:family="text" style:parent-style-name="Domyślnaczcionkaakapitu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omyślnaczcionkaakapitu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omyślnaczcionkaakapitu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omyślnaczcionkaakapitu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omyślnaczcionkaakapitu">
      <style:text-properties style:font-name-asian="Yu Gothic Light" style:font-name-complex="Times New Roman" fo:color="#0F4761"/>
    </style:style>
    <style:style style:name="Heading6Char" style:display-name="Heading 6 Char" style:family="text" style:parent-style-name="Domyślnaczcionkaakapitu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omyślnaczcionkaakapitu">
      <style:text-properties style:font-name-asian="Yu Gothic Light" style:font-name-complex="Times New Roman" fo:color="#595959"/>
    </style:style>
    <style:style style:name="Heading8Char" style:display-name="Heading 8 Char" style:family="text" style:parent-style-name="Domyślnaczcionkaakapitu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omyślnaczcionkaakapitu">
      <style:text-properties style:font-name-asian="Yu Gothic Light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Yu Gothic Light" fo:letter-spacing="-0.0069in" fo:font-size="28pt" style:font-size-asian="28pt" style:font-size-complex="28pt" fo:hyphenate="false"/>
    </style:style>
    <style:style style:name="TitleChar" style:display-name="Title Char" style:family="text" style:parent-style-name="Domyślnaczcionkaakapitu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Yu Gothic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omyślnaczcionkaakapitu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ksandra Krzyżak (ak305112)</meta:initial-creator>
    <dc:creator>Aleksandra Krzyżak (ak305112)</dc:creator>
    <meta:creation-date>2024-10-11T19:12:00Z</meta:creation-date>
    <dc:date>2024-10-12T09:28:00Z</dc:date>
    <meta:template xlink:href="Normal.dotm" xlink:type="simple"/>
    <meta:editing-cycles>3</meta:editing-cycles>
    <meta:editing-duration>PT120S</meta:editing-duration>
    <meta:user-defined meta:name="ContentTypeId">0x01010022A5630711B1404C934A71D68A447EDA</meta:user-defined>
    <meta:document-statistic meta:page-count="2" meta:paragraph-count="2" meta:word-count="214" meta:character-count="1501" meta:row-count="10" meta:non-whitespace-character-count="1289"/>
  </office:meta>
</office:document-meta>
</file>